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or connectiviteit:</text:p>
      <text:p text:style-name="Standard">1000 keer runnen met 1000 knopen <text:line-break/>varieer totaal aantal connecties random tussen 1000 en 10000</text:p>
      <text:p text:style-name="Standard"/>
      <text:p text:style-name="Standard">Voor maximum connecties:</text:p>
      <text:p text:style-name="Standard">Hou totaal aantal connecties op 10000, 1000 knopen, 1000 cycles</text:p>
      <text:p text:style-name="Standard"/>
      <text:p text:style-name="Standard">Voor biggest clique:</text:p>
      <text:p text:style-name="Standard">1000 cycles, 10 tot 100 knopen (anders is hij echt te langzaam), 1000 connecties </text:p>
      <text:p text:style-name="Standard"/>
      <text:p text:style-name="Standard">dingen om op te letten(aka dingen die ik zelf fout heb gedaan):</text:p>
      <text:p text:style-name="Standard"/>
      <text:p text:style-name="Standard">Verander de titel van de file waar je je resultaten heen schrijft zodat die worden bewaard</text:p>
      <text:p text:style-name="Standard">Zorg dat je de goede dingen output uit main<text:line-break/>Verander de main die je runt in runforrest </text:p>
      <text:p text:style-name="Standard">Het kan best lang duren, vooral biggest cl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y Hasenack</meta:initial-creator>
    <meta:creation-date>2015-05-13T12:12:46.80</meta:creation-date>
    <meta:document-statistic meta:table-count="0" meta:image-count="0" meta:object-count="0" meta:page-count="1" meta:paragraph-count="10" meta:word-count="100" meta:character-count="588"/>
    <dc:date>2015-05-13T12:29:14.14</dc:date>
    <dc:creator>Jenny Hasenack</dc:creator>
    <meta:editing-duration>PT1M17S</meta:editing-duration>
    <meta:editing-cycles>1</meta:editing-cycles>
    <meta:generator>OpenOffice/4.1.1$Win32 OpenOffice.org_project/411m6$Build-9775</meta:generator>
  </office:meta>
</office:document-meta>
</file>